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stretchy="false">−</mo>
          <mi mathvariant="italic">ar</mi>
        </mrow>
        <mo stretchy="false">∗</mo>
        <mi>tan</mi>
      </mrow>
      <mrow>
        <mrow>
          <mo fence="true" stretchy="false">(</mo>
          <mrow>
            <mfrac>
              <mi mathvariant="italic">FOV</mi>
              <mn>2</mn>
            </mfrac>
          </mrow>
          <mo fence="true" stretchy="false">)</mo>
        </mrow>
        <mo stretchy="false">≤</mo>
        <mfrac>
          <mi>X</mi>
          <mi>Z</mi>
        </mfrac>
        <mo stretchy="false">≤</mo>
        <mrow>
          <mi mathvariant="italic">ar</mi>
          <mo stretchy="false">∗</mo>
          <mi>tan</mi>
        </mrow>
      </mrow>
      <mrow>
        <mo fence="true" stretchy="false">(</mo>
        <mrow>
          <mfrac>
            <mi mathvariant="italic">FOV</mi>
            <mn>2</mn>
          </mfrac>
        </mrow>
        <mo fence="true" stretchy="false">)</mo>
      </mrow>
    </mrow>
    <annotation encoding="StarMath 5.0">-ar* tan({ FOV } over {2})&lt;={ X } over { Z }&lt;=ar* tan({ FOV } over {2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52:59.969672806</meta:creation-date>
    <dc:date>2015-05-15T15:44:15.283879890</dc:date>
    <meta:editing-duration>PT3H51M14S</meta:editing-duration>
    <meta:editing-cycles>4</meta:editing-cycles>
    <meta:generator>LibreOffice/4.4.3.2$Linux_X86_64 LibreOffice_project/40$Build-2</meta:generator>
  </office:meta>
</office:document-meta>
</file>